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e6e6e6" draw:fill-gradient-name="Gradient_20_1" draw:fill-hatch-name="Blue_20_Triple_20_90_20_Degrees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fill="solid" draw:fill-color="#cccccc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stroke-dash="Ultrafine_20_Dashed" svg:stroke-color="#000000" draw:fill="none" draw:fill-color="#ffffff" fo:min-height="1cm"/>
    </style:style>
    <style:style style:name="gr5" style:family="graphic" style:parent-style-name="standard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svg:stroke-color="#0000ff" draw:fill="solid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cm" svg:height="15.5cm" svg:x="11.7cm" svg:y="3.5cm">
          <text:p/>
        </draw:rect>
        <draw:rect draw:style-name="gr2" draw:text-style-name="P1" draw:layer="layout" svg:width="5.5cm" svg:height="6cm" svg:x="22.7cm" svg:y="5.5cm">
          <text:p/>
        </draw:rect>
        <draw:rect draw:style-name="gr3" draw:text-style-name="P2" xml:id="id1" draw:id="id1" draw:layer="layout" svg:width="4.5cm" svg:height="2cm" svg:x="16.7cm" svg:y="7cm">
          <text:p text:style-name="P1"><text:span text:style-name="T1">Update internal state</text:span></text:p>
          <text:p text:style-name="P1"><text:span text:style-name="T1">(dying, or other)</text:span></text:p>
        </draw:rect>
        <draw:frame draw:style-name="gr4" draw:text-style-name="P3" draw:layer="layout" svg:width="5cm" svg:height="1.25cm" svg:x="22.7cm" svg:y="3.75cm">
          <draw:text-box>
            <text:p text:style-name="P3"><text:span text:style-name="T2">loop():</text:span></text:p>
          </draw:text-box>
        </draw:frame>
        <draw:rect draw:style-name="gr3" draw:text-style-name="P2" xml:id="id2" draw:id="id2" draw:layer="layout" svg:width="4.5cm" svg:height="2cm" svg:x="16.7cm" svg:y="10cm">
          <text:p text:style-name="P1"><text:span text:style-name="T1">Wait random amount</text:span></text:p>
          <text:p text:style-name="P1"><text:span text:style-name="T1"><text:s/></text:span><text:span text:style-name="T1">of ms</text:span></text:p>
        </draw:rect>
        <draw:rect draw:style-name="gr3" draw:text-style-name="P2" xml:id="id3" draw:id="id3" draw:layer="layout" svg:width="4.5cm" svg:height="2cm" svg:x="16.7cm" svg:y="13.5cm">
          <text:p text:style-name="P1"><text:span text:style-name="T1">Broadcast Emotion, ID</text:span></text:p>
          <text:p text:style-name="P1"><text:span text:style-name="T1"><text:s/></text:span><text:span text:style-name="T1">via IR LED</text:span></text:p>
        </draw:rect>
        <draw:rect draw:style-name="gr3" draw:text-style-name="P2" xml:id="id4" draw:id="id4" draw:layer="layout" svg:width="4.5cm" svg:height="2cm" svg:x="16.7cm" svg:y="16.5cm">
          <text:p text:style-name="P1"><text:span text:style-name="T1">Play sound / animate</text:span></text:p>
          <text:p text:style-name="P1"><text:span text:style-name="T1">RGB LEDs for current </text:span></text:p>
          <text:p text:style-name="P1"><text:span text:style-name="T1">emotion</text:span></text:p>
        </draw:rect>
        <draw:rect draw:style-name="gr3" draw:text-style-name="P2" xml:id="id6" draw:id="id6" draw:layer="layout" svg:width="4.5cm" svg:height="2cm" svg:x="22.7cm" svg:y="13.5cm">
          <text:p text:style-name="P1"><text:span text:style-name="T1">Broadcast Emotion</text:span></text:p>
          <text:p text:style-name="P1"><text:span text:style-name="T1">And adjacent </text:span></text:p>
          <text:p text:style-name="P1"><text:span text:style-name="T1">creature?</text:span></text:p>
          <text:p text:style-name="P1"><text:span text:style-name="T1"><text:s/></text:span><text:span text:style-name="T1">via Radio</text:span></text:p>
        </draw:rect>
        <draw:rect draw:style-name="gr3" draw:text-style-name="P2" draw:layer="layout" svg:width="4.5cm" svg:height="2cm" svg:x="23.1cm" svg:y="5.8cm">
          <text:p text:style-name="P1"><text:span text:style-name="T1">Receive Emotion</text:span></text:p>
          <text:p text:style-name="P1"><text:span text:style-name="T1">Via IR LED</text:span></text:p>
          <text:p text:style-name="P1"><text:span text:style-name="T1"/></text:p>
        </draw:rect>
        <draw:rect draw:style-name="gr3" draw:text-style-name="P2" draw:layer="layout" svg:width="4.5cm" svg:height="2cm" svg:x="23.1cm" svg:y="8.2cm">
          <text:p text:style-name="P1"><text:span text:style-name="T1">Receive Food</text:span></text:p>
          <text:p text:style-name="P1"><text:span text:style-name="T1"><text:s/></text:span><text:span text:style-name="T1">via Radio</text:span></text:p>
        </draw:rect>
        <draw:connector draw:style-name="gr5" draw:text-style-name="P1" draw:layer="layout" draw:type="line" svg:x1="18.95cm" svg:y1="9cm" svg:x2="18.95cm" svg:y2="10cm" draw:start-shape="id1" draw:start-glue-point="2" draw:end-shape="id2" draw:end-glue-point="0" svg:d="m18950 9000v1000">
          <text:p/>
        </draw:connector>
        <draw:connector draw:style-name="gr5" draw:text-style-name="P1" draw:layer="layout" draw:type="line" svg:x1="18.95cm" svg:y1="12cm" svg:x2="18.95cm" svg:y2="13.5cm" draw:start-shape="id2" draw:start-glue-point="2" draw:end-shape="id3" draw:end-glue-point="0" svg:d="m18950 12000v1500">
          <text:p/>
        </draw:connector>
        <draw:connector draw:style-name="gr5" draw:text-style-name="P1" draw:layer="layout" draw:type="line" svg:x1="18.95cm" svg:y1="15.5cm" svg:x2="18.95cm" svg:y2="16.5cm" draw:start-shape="id3" draw:start-glue-point="2" draw:end-shape="id4" svg:d="m18950 15500v1000">
          <text:p/>
        </draw:connector>
        <draw:rect draw:style-name="gr3" draw:text-style-name="P2" xml:id="id5" draw:id="id5" draw:layer="layout" svg:width="4.5cm" svg:height="2cm" svg:x="16.7cm" svg:y="4cm">
          <text:p text:style-name="P1"><text:span text:style-name="T1">Gets Hungry</text:span></text:p>
          <text:p text:style-name="P1"><text:span text:style-name="T1">( FOOD decreases</text:span></text:p>
          <text:p text:style-name="P1"><text:span text:style-name="T1">Randomly )</text:span></text:p>
        </draw:rect>
        <draw:connector draw:style-name="gr5" draw:text-style-name="P1" draw:layer="layout" draw:type="line" svg:x1="18.95cm" svg:y1="6cm" svg:x2="18.95cm" svg:y2="7cm" draw:start-shape="id5" draw:start-glue-point="2" draw:end-shape="id1" draw:end-glue-point="0" svg:d="m18950 6000v1000">
          <text:p/>
        </draw:connector>
        <draw:frame draw:style-name="gr4" draw:layer="layout" svg:width="5cm" svg:height="1.25cm" svg:x="23.7cm" svg:y="10.5cm">
          <draw:text-box>
            <text:p>Via interrupts</text:p>
          </draw:text-box>
        </draw:frame>
        <draw:connector draw:style-name="gr5" draw:text-style-name="P1" draw:layer="layout" svg:x1="18.95cm" svg:y1="12cm" svg:x2="24.95cm" svg:y2="13.5cm" draw:start-shape="id2" draw:start-glue-point="2" draw:end-shape="id6" draw:end-glue-point="0" svg:d="m18950 12000v750h6000v750">
          <text:p/>
        </draw:connector>
        <draw:frame draw:style-name="gr4" draw:layer="layout" svg:width="26.5cm" svg:height="1.25cm" svg:x="1.5cm" svg:y="1.5cm">
          <draw:text-box>
            <text:p>This represents what goes on in the creatures' brains (e.g. the Arduino) at any point in time.</text:p>
          </draw:text-box>
        </draw:frame>
        <draw:frame draw:style-name="gr4" draw:text-style-name="P4" draw:layer="layout" svg:width="10.5cm" svg:height="5.801cm" svg:x="1.5cm" svg:y="12.35cm">
          <draw:text-box>
            <text:p text:style-name="P4"><text:span text:style-name="T3">Part of The Life Project – </text:span><text:span text:style-name="T4"><text:a xlink:href="http://lifeproject.spacestudios.org.uk/">http://lifeproject.spacestudios.org.uk</text:a></text:span></text:p>
            <text:p text:style-name="P4"><text:span text:style-name="T4"/></text:p>
            <text:p text:style-name="P4"><text:span text:style-name="T4">By Openlab Workshops </text:span><text:span text:style-name="T4"><text:a xlink:href="http://openlabworkshops.org/">http://openlabworkshops.org</text:a></text:span><text:span text:style-name="T4"> </text:span></text:p>
            <text:p text:style-name="P4"><text:span text:style-name="T4">and </text:span></text:p>
            <text:p text:style-name="P4"><text:span text:style-name="T4">SPACE Studios </text:span><text:span text:style-name="T4"><text:a xlink:href="http://spacestudios.org.uk/">http://spacestudios.org.uk</text:a></text:span></text:p>
            <text:p text:style-name="P4"><text:span text:style-name="T4"/></text:p>
            <text:p text:style-name="P4"><text:span text:style-name="T3">Ver. 1.0</text:span></text:p>
            <text:p text:style-name="P4"><text:span text:style-name="T3">2011-July-19</text:span></text:p>
          </draw:text-box>
        </draw:frame>
        <draw:custom-shape draw:style-name="gr6" draw:text-style-name="P2" draw:layer="layout" svg:width="4cm" svg:height="2cm" svg:x="12.2cm" svg:y="5.5cm">
          <text:p text:style-name="P2"><text:span text:style-name="T1">Based on internal</text:span></text:p>
          <text:p text:style-name="P2"><text:span text:style-name="T1"><text:s/></text:span><text:span text:style-name="T1">state map</text:span></text:p>
          <draw:enhanced-geometry svg:viewBox="0 0 21600 21600" draw:text-areas="800 800 20800 20800" draw:type="round-rectangular-callout" draw:modifiers="22911.872031992 30829.385307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9T20:08:51</meta:creation-date>
    <dc:date>2011-07-23T21:19:54</dc:date>
    <meta:editing-duration>PT48M29S</meta:editing-duration>
    <meta:editing-cycles>3</meta:editing-cycles>
    <meta:generator>LibreOffice/3.3$Unix LibreOffice_project/330m19$Build-202</meta:generator>
    <dc:creator>Evan Raskob</dc:creator>
    <meta:document-statistic meta:object-count="20"/>
  </office:meta>
</office:document-meta>
</file>